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4.581cm"/>
    </style:style>
    <style:style style:name="co4" style:family="table-column">
      <style:table-column-properties fo:break-before="auto" style:column-width="4.129cm"/>
    </style:style>
    <style:style style:name="co5" style:family="table-column">
      <style:table-column-properties fo:break-before="auto" style:column-width="3.351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83cm" fo:break-before="auto" style:use-optimal-row-height="false"/>
    </style:style>
    <style:style style:name="ro3" style:family="table-row">
      <style:table-row-properties style:row-height="2.265cm" fo:break-before="auto" style:use-optimal-row-height="false"/>
    </style:style>
    <style:style style:name="ro4" style:family="table-row">
      <style:table-row-properties style:row-height="11.693cm" fo:break-before="auto" style:use-optimal-row-height="true"/>
    </style:style>
    <style:style style:name="ro5" style:family="table-row">
      <style:table-row-properties style:row-height="16.637cm" fo:break-before="auto" style:use-optimal-row-height="true"/>
    </style:style>
    <style:style style:name="ro6" style:family="table-row">
      <style:table-row-properties style:row-height="14.42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3.921cm" fo:break-before="auto" style:use-optimal-row-height="true"/>
    </style:style>
    <style:style style:name="ro12" style:family="table-row">
      <style:table-row-properties style:row-height="2.111cm" fo:break-before="auto" style:use-optimal-row-height="false"/>
    </style:style>
    <style:style style:name="ro13" style:family="table-row">
      <style:table-row-properties style:row-height="3.764cm" fo:break-before="auto" style:use-optimal-row-height="false"/>
    </style:style>
    <style:style style:name="ro14" style:family="table-row">
      <style:table-row-properties style:row-height="3.888cm" fo:break-before="auto" style:use-optimal-row-height="false"/>
    </style:style>
    <style:style style:name="ro15" style:family="table-row">
      <style:table-row-properties style:row-height="8.345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wrap-option="wrap" style:vertical-align="top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wrap-option="wrap" fo:border="0.002cm solid #000000" style:vertical-align="top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cc99" style:font-name="Times New Roman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c5000b" style:font-name="Times New Roman" fo:font-size="14pt" style:font-size-asian="14pt" style:font-size-complex="14pt"/>
    </style:style>
    <style:style style:name="T1" style:family="text">
      <style:text-properties style:font-name="Times New Roman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5" table:default-cell-style-name="ce4"/>
        <table:table-row table:style-name="ro2">
          <table:table-cell table:style-name="ce1" office:value-type="string" table:number-columns-spanned="10" table:number-rows-spanned="1">
            <text:p>Пример тест-кейсов</text:p>
          </table:table-cell>
          <table:covered-table-cell table:number-columns-repeated="2" table:style-name="ce5"/>
          <table:covered-table-cell table:style-name="ce7"/>
          <table:covered-table-cell table:style-name="ce5"/>
          <table:covered-table-cell table:number-columns-repeated="5" table:style-name="ce7"/>
          <table:table-cell table:number-columns-repeated="5"/>
        </table:table-row>
        <table:table-row table:style-name="ro3">
          <table:table-cell table:style-name="ce2" office:value-type="string">
            <text:p>Id</text:p>
          </table:table-cell>
          <table:table-cell table:style-name="ce6" office:value-type="string" table:number-columns-spanned="2" table:number-rows-spanned="1">
            <text:p>Название </text:p>
          </table:table-cell>
          <table:covered-table-cell table:style-name="ce6"/>
          <table:table-cell table:style-name="ce6" office:value-type="string" table:number-columns-spanned="2" table:number-rows-spanned="1">
            <text:p>Предусловия</text:p>
          </table:table-cell>
          <table:covered-table-cell table:style-name="ce6"/>
          <table:table-cell table:style-name="ce6" office:value-type="string" table:number-columns-spanned="2" table:number-rows-spanned="1">
            <text:p>Шаги к воспроизведению </text:p>
          </table:table-cell>
          <table:covered-table-cell table:style-name="ce6"/>
          <table:table-cell table:style-name="ce6" office:value-type="string" table:number-columns-spanned="2" table:number-rows-spanned="1">
            <text:p>Ожидаемый результат</text:p>
          </table:table-cell>
          <table:covered-table-cell table:style-name="ce6"/>
          <table:table-cell table:style-name="ce6" office:value-type="string">
            <text:p>Статус</text:p>
          </table:table-cell>
          <table:table-cell table:number-columns-repeated="5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 table:number-columns-spanned="2" table:number-rows-spanned="1">
            <text:p>Проверка регистрации</text:p>
          </table:table-cell>
          <table:covered-table-cell table:style-name="ce3"/>
          <table:table-cell table:style-name="ce7" office:value-type="string" table:number-columns-spanned="2" table:number-rows-spanned="1">
            <text:p>Пользователь находится на <text:a xlink:href="https://www.rzd.ru/">https://www.rzd.ru/</text:a></text:p>
          </table:table-cell>
          <table:covered-table-cell table:style-name="ce7"/>
          <table:table-cell table:style-name="ce7" office:value-type="string" table:number-columns-spanned="2" table:number-rows-spanned="1">
            <text:p>1) Нажать на кнопку ''вход'' в правом верхнем углу.</text:p>
            <text:p>2) Нажать на кнопку ''регистрация''</text:p>
            <text:p>3) Заполнить обязательные поля:</text:p>
            <text:p>Email: <text:a xlink:href="mailto:dlyatesta@mail.ru">dlyatesta@mail.ru</text:a></text:p>
            <text:p>Логин: dlyatesta23</text:p>
            <text:p>Пароль: Dlyaproverki98</text:p>
            <text:p>Подтверждение пароля: Dlyaproverki98</text:p>
            <text:p>Имя: Сергей</text:p>
            <text:p>Фамилия: Иванов</text:p>
            <text:p>Телефон: +79278889922</text:p>
            <text:p>4) Нажать кнопку ''зарегистрироваться''</text:p>
            <text:p>5) Нажать на ссылку из письма </text:p>
          </table:table-cell>
          <table:covered-table-cell table:style-name="ce7"/>
          <table:table-cell table:style-name="ce7" office:value-type="string" table:number-columns-spanned="2" table:number-rows-spanned="1">
            <text:p>1) Появилось окно со входом в профиль</text:p>
            <text:p>2) Появилось окно с обязательными полями для регистрации</text:p>
            <text:p>3) В обязательных полях появилось: </text:p>
            <text:p><text:span text:style-name="T1">Email: </text:span><text:span text:style-name="T1"><text:a xlink:href="mailto:dlyatesta@mail.ru">dlyatesta@mail.ru</text:a></text:span></text:p>
            <text:p><text:span text:style-name="T1">Логин: dlyatesta23</text:span></text:p>
            <text:p><text:span text:style-name="T1">Пароль: Dlyaproverki98</text:span></text:p>
            <text:p><text:span text:style-name="T1">Подтверждение пароля: Dlyaproverki98</text:span></text:p>
            <text:p><text:span text:style-name="T1">Имя: Сергей</text:span></text:p>
            <text:p><text:span text:style-name="T1">Фамилия: Иванов</text:span></text:p>
            <text:p><text:span text:style-name="T1">Телефон: +79278889922</text:span></text:p>
            <text:p><text:span text:style-name="T1">4) На почту пришло письмо с ссылкой для подтверждения регистрации</text:span></text:p>
            <text:p><text:span text:style-name="T1">5) Регистрация завершена</text:span>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 table:number-columns-spanned="2" table:number-rows-spanned="1">
            <text:p>Поиск и покупка билетов</text:p>
          </table:table-cell>
          <table:covered-table-cell table:style-name="ce7"/>
          <table:table-cell table:style-name="ce7" office:value-type="string" table:number-columns-spanned="2" table:number-rows-spanned="1">
            <text:p>Пользователь находится на <text:a xlink:href="https://www.rzd.ru/">https://www.rzd.ru/</text:a> , </text:p>
            <text:p/>
            <text:p>Пользователь должен быть авторизован</text:p>
          </table:table-cell>
          <table:covered-table-cell table:style-name="ce7"/>
          <table:table-cell table:style-name="ce7" office:value-type="string" table:number-columns-spanned="2" table:number-rows-spanned="1">
            <text:p>1) Нажать на ''откуда''</text:p>
            <text:p>2) Выбрать ''Москва''</text:p>
            <text:p>3) Нажать на ''куда''</text:p>
            <text:p>4) Выбрать ''Санкт-Петербург''</text:p>
            <text:p>5) Нажать на ''туда''</text:p>
            <text:p>6) Выбрать 03.08.2022</text:p>
            <text:p>7) Нажать ''найти''</text:p>
            <text:p>8) Нажать на первый рейс</text:p>
            <text:p>9) Нажать ''продолжить'' </text:p>
            <text:p>10) Нажать на первый вагон и выбрать место </text:p>
            <text:p>11) Нажать ''продолжить''</text:p>
            <text:p>12) Выбрать пассажира</text:p>
            <text:p>13) Нажать ''оформить заказ''</text:p>
          </table:table-cell>
          <table:covered-table-cell table:style-name="ce7"/>
          <table:table-cell table:style-name="ce7" office:value-type="string" table:number-columns-spanned="2" table:number-rows-spanned="1">
            <text:p>1) Появился выпадающий список с выбором городов</text:p>
            <text:p>2) В графе ''откуда'' появился город Москва</text:p>
            <text:p>3) Появился выпадающий список с <text:s/>выбором городов</text:p>
            <text:p>4) В графе ''откуда'' появился город Санкт-Петербург</text:p>
            <text:p>5) Появился выпадающий список с выбором даты поездки</text:p>
            <text:p>6) В графе ''туда'' появилось дата 03.08.2022</text:p>
            <text:p>7) Открылся список с <text:s/>выбором поезда </text:p>
            <text:p>8) Открылся сайт с выбором класса </text:p>
            <text:p>9) Открылся сайт с выбором мест</text:p>
            <text:p>10) Место выделилась и показалась стоимость поездки </text:p>
            <text:p>11) Открылся сайт с данными пассажира</text:p>
            <text:p>12) Появились данные о пассажире </text:p>
            <text:p>13) Заказ оформлен и добавлен в корзину 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office:value-type="string" table:number-columns-spanned="2" table:number-rows-spanned="1">
            <text:p>Поиск и покупка билетов</text:p>
          </table:table-cell>
          <table:covered-table-cell table:style-name="ce7"/>
          <table:table-cell table:style-name="ce7" office:value-type="string" table:number-columns-spanned="2" table:number-rows-spanned="1">
            <text:p>Пользователь находится на <text:a xlink:href="https://www.rzd.ru/">https://www.rzd.ru/</text:a> , </text:p>
            <text:p><text:s/></text:p>
            <text:p>Пользователь не авторизован</text:p>
          </table:table-cell>
          <table:covered-table-cell table:style-name="ce7"/>
          <table:table-cell table:style-name="ce9" office:value-type="string" table:number-columns-spanned="2" table:number-rows-spanned="1">
            <text:p>1) Нажать на ''откуда''</text:p>
            <text:p>2) Выбрать ''Москва''</text:p>
            <text:p>3) Нажать на ''куда''</text:p>
            <text:p>4) Выбрать ''Санкт-Петербург''</text:p>
            <text:p>5) Нажать на ''туда''</text:p>
            <text:p>6) Выбрать 03.08.2022</text:p>
            <text:p>7) Нажать ''найти''</text:p>
            <text:p>8) Нажать на первый рейс</text:p>
            <text:p>9) Нажать ''продолжить'' </text:p>
            <text:p>10) Нажать на первый вагон и выбрать место </text:p>
            <text:p>11) Нажать ''продолжить''</text:p>
          </table:table-cell>
          <table:covered-table-cell table:style-name="ce8"/>
          <table:table-cell table:style-name="ce7" office:value-type="string" table:number-columns-spanned="2" table:number-rows-spanned="1">
            <text:p>1) Появился выпадающий список с выбором городов</text:p>
            <text:p>2) В графе ''откуда'' появился город Москва</text:p>
            <text:p>3) Появился выпадающий список с <text:s/>выбором городов</text:p>
            <text:p>4) В графе ''откуда'' появился город Санкт-Петербург</text:p>
            <text:p>5) Появился выпадающий список с выбором даты поездки</text:p>
            <text:p>6) В графе ''туда'' появилось дата 03.08.2022</text:p>
            <text:p>7) Открылось окно с выбором поезда </text:p>
            <text:p>8) Открылся сайт с выбором класса </text:p>
            <text:p>9) Открылся сайт с выбором мест</text:p>
            <text:p>10) Место выделилась и показалась стоимость поездки </text:p>
            <text:p>11) Ошибка: пользователь не авторизован 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3" office:value-type="string" table:number-columns-spanned="2" table:number-rows-spanned="1">
            <text:p>Проверка вкладки ''Вокзалы''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</table:table-cell>
          <table:covered-table-cell table:style-name="ce7"/>
          <table:table-cell table:style-name="ce7" office:value-type="string" table:number-columns-spanned="2" table:number-rows-spanned="1">
            <text:p>1) Нажать на вкладку ''вокзалы'' сверху </text:p>
          </table:table-cell>
          <table:covered-table-cell table:style-name="ce7"/>
          <table:table-cell table:style-name="ce7" office:value-type="string" table:number-columns-spanned="2" table:number-rows-spanned="1">
            <text:p>1) Пользователь перешел на сайт <text:a xlink:href="https://dzvr.ru/">https://dzvr.ru/</text:a>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 table:number-columns-spanned="2" table:number-rows-spanned="1">
            <text:p>Проверка перевода сайта на Английский язык 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</table:table-cell>
          <table:covered-table-cell table:style-name="ce7"/>
          <table:table-cell table:style-name="ce7" office:value-type="string" table:number-columns-spanned="2" table:number-rows-spanned="1">
            <text:p>1) В правом верхнем углу нажать на ''rus''</text:p>
            <text:p>2) Нажать на <text:s/>''eng''</text:p>
          </table:table-cell>
          <table:covered-table-cell table:style-name="ce7"/>
          <table:table-cell table:style-name="ce7" office:value-type="string" table:number-columns-spanned="2" table:number-rows-spanned="1">
            <text:p>1) Открылось всплывающие меню с языком</text:p>
            <text:p>2) Сайт перешёл на английский язык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10">
          <table:table-cell table:style-name="ce3" office:value-type="float" office:value="6">
            <text:p>6</text:p>
          </table:table-cell>
          <table:table-cell table:style-name="ce3" office:value-type="string" table:number-columns-spanned="2" table:number-rows-spanned="1">
            <text:p>Проверка перевода сайта на Русский язык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1) В правом верхнем углу нажать на ''eng''</text:span></text:p>
            <text:p><text:span text:style-name="T1">2) Нажать на ''rus''</text:span></text:p>
          </table:table-cell>
          <table:covered-table-cell table:style-name="ce7"/>
          <table:table-cell table:style-name="ce7" office:value-type="string" table:number-columns-spanned="2" table:number-rows-spanned="1">
            <text:p>1) Открылось всплывающие меню с языками</text:p>
            <text:p>2) Сайт перешёл на русский язык</text:p>
            <text:p/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11">
          <table:table-cell table:style-name="ce3" office:value-type="float" office:value="7">
            <text:p>7</text:p>
          </table:table-cell>
          <table:table-cell table:style-name="ce3" office:value-type="string" table:number-columns-spanned="2" table:number-rows-spanned="1">
            <text:p>Проверка входа в личный кабинет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text:span text:style-name="T1"> ,</text:span></text:p>
            <text:p><text:span text:style-name="T1"/></text:p>
            <text:p><text:span text:style-name="T1">Пользователь должен быть авторизован</text:span></text:p>
          </table:table-cell>
          <table:covered-table-cell table:style-name="ce7"/>
          <table:table-cell table:style-name="ce7" office:value-type="string" table:number-columns-spanned="2" table:number-rows-spanned="1">
            <text:p>1) В правом верхнем углу нажимаем на свой ник созданный при регистрации</text:p>
          </table:table-cell>
          <table:covered-table-cell table:style-name="ce7"/>
          <table:table-cell table:style-name="ce7" office:value-type="string" table:number-columns-spanned="2" table:number-rows-spanned="1">
            <text:p>1) Пользователь перешел на сайт <text:a xlink:href="https://www.rzd.ru/ru/page/5312#data">https://www.rzd.ru/ru/page/5312#data</text:a>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number-columns-repeated="5"/>
        </table:table-row>
        <table:table-row table:style-name="ro12">
          <table:table-cell table:style-name="ce3" office:value-type="float" office:value="8">
            <text:p>8</text:p>
          </table:table-cell>
          <table:table-cell table:style-name="ce3" office:value-type="string" table:number-columns-spanned="2" table:number-rows-spanned="1">
            <text:p>Проверка вкладки ''Карта сайта''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</table:table-cell>
          <table:covered-table-cell table:style-name="ce7"/>
          <table:table-cell table:style-name="ce7" office:value-type="string" table:number-columns-spanned="2" table:number-rows-spanned="1">
            <text:p>1) Нажать на вкладку ''Карта сайта''</text:p>
          </table:table-cell>
          <table:covered-table-cell table:style-name="ce7"/>
          <table:table-cell table:style-name="ce7" office:value-type="string" table:number-columns-spanned="2" table:number-rows-spanned="1">
            <text:p>1) Пользователь перешёл на сайт <text:a xlink:href="https://www.rzd.ru/ru/9272">https://www.rzd.ru/ru/9272</text:a>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style-name="Default" table:number-columns-repeated="5"/>
        </table:table-row>
        <table:table-row table:style-name="ro13">
          <table:table-cell table:style-name="ce3" office:value-type="float" office:value="9">
            <text:p>9</text:p>
          </table:table-cell>
          <table:table-cell table:style-name="ce3" office:value-type="string" table:number-columns-spanned="2" table:number-rows-spanned="1">
            <text:p>Проверка поиска на сайте </text:p>
          </table:table-cell>
          <table:covered-table-cell table:style-name="ce8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  <text:p><text:span text:style-name="T1"/></text:p>
            <text:p><text:span text:style-name="T1">Пользователь не авторизован</text:span></text:p>
          </table:table-cell>
          <table:covered-table-cell table:style-name="ce7"/>
          <table:table-cell table:style-name="ce7" office:value-type="string" table:number-columns-spanned="2" table:number-rows-spanned="1">
            <text:p>1) В правом верхнем углу нажать на иконку ''лупы''</text:p>
            <text:p>2) Ввести слово <text:s/>''билет'' </text:p>
          </table:table-cell>
          <table:covered-table-cell table:style-name="ce7"/>
          <table:table-cell table:style-name="ce7" office:value-type="string" table:number-columns-spanned="2" table:number-rows-spanned="1">
            <text:p>1) Появилась строка поиска</text:p>
            <text:p>2) Открылся поисковый запрос по сайту</text:p>
          </table:table-cell>
          <table:covered-table-cell table:style-name="ce7"/>
          <table:table-cell table:style-name="ce11" office:value-type="string">
            <text:p>Провал</text:p>
          </table:table-cell>
          <table:table-cell table:style-name="Default" table:number-columns-repeated="5"/>
        </table:table-row>
        <table:table-row table:style-name="ro14">
          <table:table-cell table:style-name="ce3" office:value-type="float" office:value="10">
            <text:p>10</text:p>
          </table:table-cell>
          <table:table-cell table:style-name="ce3" office:value-type="string" table:number-columns-spanned="2" table:number-rows-spanned="1">
            <text:p>Проверка Версии для слабовидящих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  <text:p><text:span text:style-name="T1"/></text:p>
            <text:p><text:span text:style-name="T1">Пользователь не авторизован</text:span></text:p>
          </table:table-cell>
          <table:covered-table-cell table:style-name="ce7"/>
          <table:table-cell table:style-name="ce7" office:value-type="string" table:number-columns-spanned="2" table:number-rows-spanned="1">
            <text:p>1) В правом верхнем углу нажать на вкладку ''версия для слабовидящих''</text:p>
          </table:table-cell>
          <table:covered-table-cell table:style-name="ce7"/>
          <table:table-cell table:style-name="ce7" office:value-type="string" table:number-columns-spanned="2" table:number-rows-spanned="1">
            <text:p>1) Открывается сайт для слабовидящих </text:p>
          </table:table-cell>
          <table:covered-table-cell table:style-name="ce7"/>
          <table:table-cell table:style-name="ce11" office:value-type="string">
            <text:p>Провал</text:p>
          </table:table-cell>
          <table:table-cell table:style-name="Default" table:number-columns-repeated="5"/>
        </table:table-row>
        <table:table-row table:style-name="ro11">
          <table:table-cell table:style-name="ce3" office:value-type="float" office:value="11">
            <text:p>11</text:p>
          </table:table-cell>
          <table:table-cell table:style-name="ce3" office:value-type="string" table:number-columns-spanned="2" table:number-rows-spanned="1">
            <text:p>Негативная проверка регистрации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</table:table-cell>
          <table:covered-table-cell table:style-name="ce7"/>
          <table:table-cell table:style-name="ce7" office:value-type="string" table:number-columns-spanned="2" table:number-rows-spanned="1">
            <text:p>1) Нажать на кнопку ''вход'' в правом верхнем углу.</text:p>
            <text:p>2) Нажать на кнопку ''регистрация''</text:p>
            <text:p>3) Нажать кнопку ''зарегистрироваться''</text:p>
          </table:table-cell>
          <table:covered-table-cell table:style-name="ce7"/>
          <table:table-cell table:style-name="ce7" office:value-type="string" table:number-columns-spanned="2" table:number-rows-spanned="1">
            <text:p>1) Появилось окно со входом в профиль</text:p>
            <text:p>2) Появилось окно с обязательными полями для регистрации</text:p>
            <text:p>3) Ошибка: заполните обязательные поля</text:p>
          </table:table-cell>
          <table:covered-table-cell table:style-name="ce7"/>
          <table:table-cell table:style-name="ce10" office:value-type="string">
            <text:p>Проверенно </text:p>
          </table:table-cell>
          <table:table-cell table:style-name="Default" table:number-columns-repeated="5"/>
        </table:table-row>
        <table:table-row table:style-name="ro10">
          <table:table-cell table:style-name="ce3" office:value-type="float" office:value="12">
            <text:p>12</text:p>
          </table:table-cell>
          <table:table-cell table:style-name="ce3" office:value-type="string" table:number-columns-spanned="2" table:number-rows-spanned="1">
            <text:p>Негативная проверка поля поиска по сайту 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  <text:p><text:span text:style-name="T1"/></text:p>
            <text:p><text:span text:style-name="T1">Пользователь не авторизован</text:span></text:p>
          </table:table-cell>
          <table:covered-table-cell table:style-name="ce7"/>
          <table:table-cell table:style-name="ce7" office:value-type="string" table:number-columns-spanned="2" table:number-rows-spanned="1">
            <text:p>1) В правом верхнем углу нажать на иконку ''лупы''</text:p>
            <text:p>2) Вводим: 123прдghl#$%^</text:p>
          </table:table-cell>
          <table:covered-table-cell table:style-name="ce7"/>
          <table:table-cell table:style-name="ce7" office:value-type="string" table:number-columns-spanned="2" table:number-rows-spanned="1">
            <text:p>1) Появилась строка строка</text:p>
            <text:p>2) Поиск не дал результатов </text:p>
          </table:table-cell>
          <table:covered-table-cell table:style-name="ce7"/>
          <table:table-cell table:style-name="ce10" office:value-type="string">
            <text:p>Проверенно </text:p>
          </table:table-cell>
          <table:table-cell table:style-name="Default" table:number-columns-repeated="5"/>
        </table:table-row>
        <table:table-row table:style-name="ro10">
          <table:table-cell table:style-name="ce3" office:value-type="float" office:value="13">
            <text:p>13</text:p>
          </table:table-cell>
          <table:table-cell table:style-name="ce3" office:value-type="string" table:number-columns-spanned="2" table:number-rows-spanned="1">
            <text:p>Негативная проверка поля поиска по сайту 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  <text:p><text:span text:style-name="T1"/></text:p>
            <text:p><text:span text:style-name="T1">Пользователь не авторизован</text:span></text:p>
          </table:table-cell>
          <table:covered-table-cell table:style-name="ce7"/>
          <table:table-cell table:style-name="ce7" office:value-type="string" table:number-columns-spanned="2" table:number-rows-spanned="1">
            <text:p>1) В правом верхнем углу нажать на иконку ''лупы''</text:p>
            <text:p>2) Вводим 150 букв</text:p>
          </table:table-cell>
          <table:covered-table-cell table:style-name="ce7"/>
          <table:table-cell table:style-name="ce7" office:value-type="string" table:number-columns-spanned="2" table:number-rows-spanned="1">
            <text:p>1) Появилась строка строка 2) Поиск не дал результатов </text:p>
          </table:table-cell>
          <table:covered-table-cell table:style-name="ce7"/>
          <table:table-cell table:style-name="ce10" office:value-type="string">
            <text:p>Проверенно </text:p>
          </table:table-cell>
          <table:table-cell table:style-name="Default" table:number-columns-repeated="5"/>
        </table:table-row>
        <table:table-row table:style-name="ro15">
          <table:table-cell table:style-name="ce3" office:value-type="float" office:value="14">
            <text:p>14</text:p>
          </table:table-cell>
          <table:table-cell table:style-name="ce3" office:value-type="string" table:number-columns-spanned="2" table:number-rows-spanned="1">
            <text:p>Негативная проверка Поиск и покупка билетов</text:p>
          </table:table-cell>
          <table:covered-table-cell table:style-name="ce7"/>
          <table:table-cell table:style-name="ce7" office:value-type="string" table:number-columns-spanned="2" table:number-rows-spanned="1">
            <text:p><text:span text:style-name="T1">Пользователь находится на </text:span><text:span text:style-name="T1"><text:a xlink:href="https://www.rzd.ru/">https://www.rzd.ru/</text:a></text:span></text:p>
            <text:p><text:span text:style-name="T1"/></text:p>
            <text:p><text:span text:style-name="T1">Пользователь не авторизован</text:span></text:p>
          </table:table-cell>
          <table:covered-table-cell table:style-name="ce7"/>
          <table:table-cell table:style-name="ce7" office:value-type="string" table:number-columns-spanned="2" table:number-rows-spanned="1">
            <text:p>1) Нажать на ''откуда''</text:p>
            <text:p>2) Выбрать ''Москва''</text:p>
            <text:p>3) Нажать на ''куда''</text:p>
            <text:p>4) Выбрать ''Санкт-Петербург''</text:p>
            <text:p>5) Нажать на ''туда''</text:p>
            <text:p>6) Выбрать 03.08.2222</text:p>
          </table:table-cell>
          <table:covered-table-cell table:style-name="ce7"/>
          <table:table-cell table:style-name="ce7" office:value-type="string" table:number-columns-spanned="2" table:number-rows-spanned="1">
            <text:p>1) Появился выпадающий список с выбором городов</text:p>
            <text:p>2) В графе ''откуда'' появился город Москва</text:p>
            <text:p>3) Появился выпадающий список с <text:s/>выбором городов</text:p>
            <text:p>4) В графе ''откуда'' появился город Санкт-Петербург</text:p>
            <text:p>5) Появился выпадающий список с выбором даты поездки</text:p>
            <text:p>6) Ошибка: некорректная дата</text:p>
          </table:table-cell>
          <table:covered-table-cell table:style-name="ce7"/>
          <table:table-cell table:style-name="ce10" office:value-type="string">
            <text:p>Проверенно</text:p>
          </table:table-cell>
          <table:table-cell table:style-name="Default" table:number-columns-repeated="5"/>
        </table:table-row>
        <table:table-row table:style-name="ro16" table:number-rows-repeated="2">
          <table:table-cell table:style-name="Default" table:number-columns-repeated="10"/>
          <table:table-cell table:number-columns-repeated="5"/>
        </table:table-row>
        <table:table-row table:style-name="ro16" table:number-rows-repeated="21">
          <table:table-cell table:number-columns-repeated="15"/>
        </table:table-row>
        <table:table-row table:style-name="ro16">
          <table:table-cell table:number-columns-repeated="15"/>
        </table:table-row>
      </table:table>
      <table:table table:name="Лист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6">06.08.2022</text:date>, <text:time>09:0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12:06:58.81</meta:creation-date>
    <dc:date>2022-08-06T09:08:29.17</dc:date>
    <meta:editing-duration>PT18H52S</meta:editing-duration>
    <meta:editing-cycles>3</meta:editing-cycles>
    <meta:generator>OpenOffice/4.1.7$Win32 OpenOffice.org_project/417m1$Build-9800</meta:generator>
    <meta:document-statistic meta:table-count="3" meta:cell-count="91" meta:object-count="0"/>
  </office:meta>
</office:document-meta>
</file>